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style:font-name="Arial"/>
    </style:style>
    <style:style style:name="P2" style:family="paragraph" style:parent-style-name="Standard">
      <style:text-properties style:font-name="Arial" officeooo:paragraph-rsid="00089d6c"/>
    </style:style>
    <style:style style:name="P3" style:family="paragraph" style:parent-style-name="Standard">
      <style:text-properties style:font-name="Arial" officeooo:paragraph-rsid="000a309e"/>
    </style:style>
    <style:style style:name="P4" style:family="paragraph" style:parent-style-name="Text_20_body">
      <style:text-properties style:font-name="Arial"/>
    </style:style>
    <style:style style:name="T1" style:family="text">
      <style:text-properties fo:font-variant="normal" fo:text-transform="none" fo:color="#ececec" loext:opacity="100%" style:font-name="S hne" fo:font-size="12pt" fo:letter-spacing="normal" fo:font-style="normal" fo:font-weight="normal"/>
    </style:style>
    <style:style style:name="T2" style:family="text">
      <style:text-properties fo:font-variant="normal" fo:text-transform="none" fo:color="#ececec" loext:opacity="100%" style:font-name="Arial" fo:font-size="12pt" fo:letter-spacing="normal" fo:font-style="normal" fo:font-weight="normal"/>
    </style:style>
    <style:style style:name="T3" style:family="text">
      <style:text-properties fo:font-variant="normal" fo:text-transform="none" fo:color="#000000" loext:opacity="100%" style:font-name="Arial" fo:font-size="12pt" fo:letter-spacing="normal" fo:font-style="normal" fo:font-weight="normal"/>
    </style:style>
    <style:style style:name="T4" style:family="text">
      <style:text-properties fo:font-variant="normal" fo:text-transform="none" fo:color="#000000" loext:opacity="100%" style:font-name="Open Sans" fo:font-size="12pt" fo:letter-spacing="normal" fo:font-style="normal" fo:font-weight="normal"/>
    </style:style>
    <style:style style:name="T5" style:family="text">
      <style:text-properties fo:font-variant="normal" fo:text-transform="none" fo:color="#000000" loext:opacity="100%" fo:font-size="12pt" fo:letter-spacing="normal" fo:font-style="normal" fo:font-weight="normal"/>
    </style:style>
    <style:style style:name="T6" style:family="text">
      <style:text-properties fo:font-variant="normal" fo:text-transform="none" fo:color="#252525" loext:opacity="100%" style:font-name="Open Sans" fo:font-size="12pt" fo:letter-spacing="normal" fo:font-style="normal" fo:font-weight="normal"/>
    </style:style>
    <style:style style:name="T7" style:family="text">
      <style:text-properties fo:font-variant="normal" fo:text-transform="none" fo:color="#252525" loext:opacity="100%" fo:font-size="12pt" fo:letter-spacing="normal" fo:font-style="normal" fo:font-weight="normal"/>
    </style:style>
    <style:style style:name="T8"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omo qualquer ciência, o estudo das organizações humanas é um alvo da ciência social; os cientistas sociais desejam compreender os eventos e fenômenos de seu domínio. Os cientistas sociais desejam entender as organizações humanas, descrevendo o que é essencial em suas formas, aspectos e funções; explicar os ciclos ascendente e descendente deles; compreender seus efeitos e eficácia. Eles também podem desejar aplicar esse conhecimento, generalizando, então, mudanças significativas nas organizações, tornando isso mais propenso e receptivo às necessidades humanas.</text:p>
      <text:p text:style-name="P1">Mas esses esforços não são limitados à ciência social; Metodologias baseadas no senso comum para entender e transformar organizações são antigas e continuam a existir. Em geral, eles se baseiam principalmente em duas suposições: que o nome de uma organização determina a localização e a natureza dela; e que uma organização é composta por metas intrínsecas, sejam elas estabelecidas por seus fundadores, determinadas por seus líderes atuais, ou surgiram acidentalmente como objetivos do próprio sistema organizacional. Essas suposições raramente fornecem uma base suficiente para o estudo das organizações e, ocasionalmente, podem ser enganosas e falaciosas. No entanto, como ponto de partida, podemos usar as informações que eles nos fornecem.</text:p>
      <text:p text:style-name="P2">O primeiro obstáculo para compreender uma organização ou sistema social é descobrir onde e como ela funciona. Como podemos ter certeza de que estamos tratando de uma organização? Quais são seus limites? Que ações estão fora da organização e pertencem à? Quais comportamentos de pessoas devem ser estudados e quais elementos de seu comportamento devem ser considerados?<text:line-break/>O fato de as organizações sociais terem nomes populares pode ser tanto bom quanto ruim. Embora esses rótulos comuns representem os padrões sociais aceitos sobre as empresas, eles não especificam suas estruturas de desempenho de papel, suas características psicológicas ou seus limites. Mas esses nomes ajudam a encontrar o comportamento que nos interessa.<text:line-break/>Considerar uma organização simplesmente como a síntese dos objetivos de seu criador, líderes e membros essenciais é uma característica importante da abordagem do senso comum para entendê-la. Essa abordagem pode ser tanto benéfica quanto problemática. Devido ao fato de que o propósito humano é inserido deliberadamente nas organizações e registrado em documentos sociais, estatutos e outros padrões formais de negócios, seria ineficaz não utilizar essas fontes de informação. No início de um grupo, muitos processos são criados que não têm nenhuma finalidade racional, mas com o tempo, há um reconhecimento cumulativo e uso deliberado de dispositivos para organizar suas vidas.<text:line-break/>A missão principal de uma organização, conforme concebida por seus líderes, fornece vários indícios muito úteis ao pesquisador que busca estudar seu funcionamento. Esses indícios vão além das regras formais. No entanto, os objetivos de uma organização expressos em seus estatutos ou relatórios podem ser enganosos. Essas declarações de objetivos podem idealizar, racionalizar, distorcer, omitir e até mesmo ocultar alguns aspectos importantes de sua estrutura. Além disso, os membros e os líderes da organização não sempre concordam sobre a missão da organização. O propósito da organização pode variar de acordo com os diferentes membros. Isso pode incluir a transmissão da herança cultural, a formação de líderes nacionais, a capacitação dos alunos para o autodesenvolvimento e a criação de novos conhecimentos.<text:line-break/>A falácia aqui reside na comparação das metas e objetivos das pessoas com os dos grupos. Como um sistema, a organização tem um input, um resultado ou um produto; no entanto, esses inputs não sempre correspondem às metas individuais dos membros do grupo. Mesmo que os fundadores e membros principais de uma organização pensem efetivamente sobre os objetivos organizacionais em termos teleológicos, não devemos <text:soft-page-break/>aceitar esse raciocínio prático, mesmo que seja útil, como uma coleção de construtos teóricos destinados à análise científica. Ao equacionar a fenomenologia popular com a explicação científica, a ciência social costumava ser prejudicada por esses atalhos.<text:line-break/>Na verdade, uma teleologia desse tipo é assumida pela maioria da teoria e do raciocínio clássicos sobre organizações como o método mais simples para identificar as estruturas e funções organizacionais. Neste ponto de vista, a organização é comparável a uma planta na construção de uma máquina destinada a um objetivo concreto, usando o grupo para atingir um objetivo específico. A principal dificuldade com esta abordagem é que normalmente uma organização incorpora mais ou menos o que seu fundador declarou ou o propósito de seu líder. <text:line-break/>A estrutura organizacional é dominada por embelezamentos imprevistos, enquanto alguns dos elementos previstos no esquema podem estar ausentes ou tão distorcidos na prática operacional que não têm qualquer significado. Além disso, é difícil encontrar o esquematizador da organização ou identificar as complexidades dos esquemas que se formam em sua mente. Um dos meios de abordar tal problema é a tentativa de Merton (1957) de abordar a função latente da organização em vez da função manifesta. Um método semelhante de abordar o assunto é examinar os efeitos imprevistos e previstos da operação da organização. <text:line-break/>No entanto, voltamos às finalidades do criador ou líder, lidando com as consequências imprevistas, com a suposição de que podemos descobrir suas previsões e então combinar todos os resultados como uma variância de erro.<text:line-break/>No entanto, em termos teóricos, seria preferível começar com ideias que não exigem que os criadores identifiquem seus propósitos, apenas fazendo as correções necessárias quando parecer que não estão sendo cumpridos. Os conceitos teóricos não devem começar com os objetivos racionais dos líderes, mas com os inputs, outputs e como a organização funciona como um sistema. É possível que desejamos utilizar tais noções intencionais como condutores para as fontes de dados ou como assuntos de estudo específicos, mas não como nossos constructos teóricos fundamentais para entender organizações.<text:line-break/>Nosso modelo teórico para entender as organizações é baseado em um sistema de energia input-output em que o sistema é reativado pelo retorno da energia do output. <text:line-break/>Como as organizações sociais são claramente sistemas abertos, os inputs de energia e a conversão de produtos em energia nova são transações entre elas e seu meio ambiente.<text:line-break/>Todos os sistemas sociais, incluindo organizações, são compostos por atividades regulares de um número de indivíduos. Além disso, essas ações padronizadas são repetidas, relativamente duradouras e conectadas em tempo e espaço, e são complementares ou interdependentes com um produto ou resultado comum. Não podemos falar de organização se o padrão de atividade ocorresse apenas uma vez ou a intervalos imprevisíveis.<text:line-break/><text:span text:style-name="T5">A entrada de energia no sistema, a transformação de energia no sistema e o produto resultante ou produção de energia podem ser usados para avaliar a estabilidade ou recorrência de atividades. Os inputs de energia em uma fábrica são as matérias-primas e o trabalho humano, a transformação de energia é as atividades padronizadas de produção e o produto final é o resultado final. A renovação contínua do influxo de energia é necessária para manter esta atividade padronizada. Nos sistemas sociais, o retorno de energia, input ou resultado garante isso. Assim, o ciclo de atividades fornece energia nova para o início de um novo ciclo. A empresa que fabrica carros vende-os e assim obtém novos suprimentos de matérias-primas, remunerar sua força de trabalho e continuar o padrão de atividade.</text:span></text:p>
      <text:p text:style-name="P3"><text:bookmark text:name="allowed-text"/><text:span text:style-name="T5">Esse mecanismo é usado em várias organizações para transformar os resultados em dinheiro e fornecer nova energia. O dinheiro é uma maneira conveniente de lidar com unidades de energia, tanto no que diz respeito ao produto quanto ao input, e as </text:span><text:soft-page-break/><text:span text:style-name="T5">transações de compra e venda constituem uma série de regras sociais que regulam o câmbio do dinheiro. Devido ao fato de que essas regras são tão populares e eficazes, existe um risco de confundir-se com os negócios de compra e venda como os ciclos organizacionais. Os executivos costumam dizer que as empresas existem para ganhar dinheiro, e isso geralmente acontece sem problemas. Além disso, uma declaração muito limitada sobre os objetivos da empresa.<text:line-break/>Um fluxo de energia constante: As organizações sociais também dependem de fatores externos, como a personalidade humana. Eles precisam de energia renovada de outras pessoas, instituições ou meio ambiente material. Nossas estruturas sociais não são autosuficientes ou autocontidas.<text:line-break/>Transformação de energia: A energia disponível é transformada por sistemas abertos. As organizações produzem produtos, processam materiais, instruem pessoas ou fornecem serviços, da mesma forma que o corpo humano transforma substâncias em calor e ação e a personalidade transforma estímulos químicos e elétricos em qualidades sensoriais e informações em pensamentos. Essas ações fazem parte do trabalho realizado no sistema e exigem uma reorganização dos inputs.<text:line-break/>Output: Produtos ambientais, como uma invenção de um cientista ou uma ponte construída por uma empresa de engenharia, são exportados por sistemas abertos. Os organismos biológicos também contribuem para o ambiente com produtos fisiológicos, como o dióxido de carbono expelido pelos pulmões.<text:line-break/>O padrão de atividades de troca de energia funciona de forma cíclica. O produto que é exportado para o meio ambiente fornece energia para que o ciclo seja repetido. A energia que reforça o ciclo de atividades pode vir de um certo tipo de intercâmbio de produto com outras partes ou da própria atividade. <text:line-break/>No primeiro exemplo, uma empresa industrial produz um produto que é vendido com matérias-primas e trabalho humano; o dinheiro gerado é reinvestido para comprar mais matérias-primas e trabalho, continuando o ciclo. No segundo exemplo, uma organização de voluntariado pode fornecer aos seus membros um grau de satisfação expressivo, o que significa que a atividade em si é a fonte direta de renovação de energia.<text:line-break/>Naturalmente, uma cadeia de eventos pode envolver muitas pessoas, mas seu comportamento só pode ser descrito pela demonstração da estrutura quando a cadeia se fecha em um ponto específico, abrindo a possibilidade de que a cadeia se repita. A repetição do ciclo não requer a mesma sequência de acontecimentos fenotípicos. Pode se expandir para incluir mais subeventos da mesma espécie ou pode incluir atividades que produzem os mesmos resultados. Por exemplo, um organismo pode mover o olho até que um ponto de luz incida na retina. Ao mudar o ponto de luz, os movimentos do olho também podem mudar para terminar o mesmo ciclo de atividade.<text:line-break/></text:span><text:span text:style-name="T7">, ou seja</text:span><text:span text:style-name="T5">, focalizar o ponto de luz.</text:span></text:p>
      <text:p text:style-name="P3"><text:span text:style-name="T5">A estrutura é simplificada por um ciclo fechado de eventos. No entanto, esses ciclos individuais podem ser combinados para formar uma estrutura maior de eventos, ou um sistema de eventos. Um sistema de eventos pode ser composto por um círculo de ciclos menores, também conhecidos como aros, cada um dos quais faz contato com vários outros. Os ciclos também podem ser tangenciais entre si, derivando de outros tipos de subsistemas. O método fundamental para identificar estruturas sociais é observar a corrente de energia dos eventos, começando com o input, passando pela transformação e chegando ao final do ciclo.<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 Sans" svg:font-family="'Open Sans', sans-serif"/>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8T16:03:51.069148292</meta:creation-date>
    <dc:date>2024-04-28T16:47:56.932021535</dc:date>
    <meta:editing-duration>PT3M15S</meta:editing-duration>
    <meta:editing-cycles>1</meta:editing-cycles>
    <meta:document-statistic meta:table-count="0" meta:image-count="0" meta:object-count="0" meta:page-count="3" meta:paragraph-count="5" meta:word-count="1749" meta:character-count="11436" meta:non-whitespace-character-count="9687"/>
    <meta:generator>LibreOffice/7.3.7.2$Linux_X86_64 LibreOffice_project/30$Build-2</meta:generator>
  </office:meta>
</office:document-meta>
</file>